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note_20_text" style:master-page-name="Converted2">
      <style:paragraph-properties style:page-number="auto"/>
      <style:text-properties officeooo:paragraph-rsid="001fcee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cee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RTURO RIVERA</text:span></text:p>
      <text:p text:style-name="P1"/>
      <text:p text:style-name="Standard"><text:span text:style-name="T1">Nace en la ciudad de México en 1945. Estudió pintura en la Real Academia de San Carlos (1963-1968) y, serigrafía y fotoserigrafía en The City Lit Art School de Londres (1973-1974). Viv</text:span><text:span text:style-name="T2">ió</text:span><text:span text:style-name="T1"> ocho años en la ciudad de Nueva York, en donde, para sobrevivir asume trabajos de: albañil, ayudante de cocinero y como trabajador en una fábrica de pinturas. En 1979 el pintor Max Zimmerman ve una obra del artista en el Instituto Latinoamericano de la calle de Madison, lo busca y lo invita a trabajar con él en una ayudantía en la Kunstakademie de Munich, Alemania. Tras una año de intenso trabajo y estudio regresa a México invitado por el Museo de Arte Moderno, donde expone por primera vez.</text:span></text:p>
      <text:p text:style-name="P1"/>
      <text:p text:style-name="Standard"><text:span text:style-name="T1">Desde entonces ha participado en numerosas exposiciones colectivas en: Nueva York, Puerto Rico, La Habana, Munich, Medellín, Roma, Berlín, París, Tokio, Londres, varias ciudades de Polonia y los países Nórdicos, donde su obra es sumamente apreciada. </text:span></text:p>
      <text:p text:style-name="P1"/>
      <text:p text:style-name="Standard"><text:span text:style-name="T1">Ha expuesto de manera individual en Chicago, Nueva York y México. En este último, su obra ha sido expuesta en el Museo de Arte Contemporáneo de Monterrey (MARCO), en el Museo del Palacio de Bellas Artes y en dos ocasiones en el Museo de Arte Moderno. Fue premiado en 2005 <text:s/>con el primer premio internacional de la Bienal de Beijing.</text:span></text:p>
      <text:p text:style-name="P1"/>
      <text:p text:style-name="Standard"><text:span text:style-name="T1">Su obra se encuentra en: el Museo de la Tertulia de Cali, Colombia; el Banco Central de Quito; el Museo de Arte Moderno México; el Museo de Arte Contemporáneo de Monterrey; el Instituto Cultural Mexicano en Washington; el Haus del Kunst de Munich; la Casa de las Américas en Cuba y en el Instituto para la Cultura Puertorriqueña; además de estar presente en importantes colecciones privadas en México y en el extranjero, principalmente en Houston, Nueva York, Suiza y Helsinky.</text:span></text:p>
      <text:p text:style-name="P1"/>
      <text:p text:style-name="Standard"><text:span text:style-name="T1">En la actualidad el pintor reside y trabaja en la Ciudad de México, poseedor de un lenguaje inédito que ha llevado a críticos de arte y poetas a escribir que “hay realidades que no existirían realmente de no ser porque Arturo Rivera las ha pintado.”</text:span><text:span text:style-name="T1"><text:note text:id="ftn1" text:note-class="footnote"><text:note-citation>1</text:note-citation><text:note-body><text:p text:style-name="P3"><text:span text:style-name="footnote_20_reference"/> <text:span text:style-name="T2"><text:s/></text:span><text:span text:style-name="T2"><text:s/>Galindo Blas Carlos (2000), <text:s/>"Arturo Rivera. El rostro de los Vivos". Consejo Nacional para la Cultura y las Artes : Instituto Nacional de Bellas Artes : © Landucci Editores.</text:span></text:p></text:note-body></text:note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MX" style:letter-kerning="tru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_20_text" style:display-name="footnote text" style:family="paragraph" style:parent-style-name="Standard" style:default-outline-level=""/>
    <style:style style:name="Footnote" style:family="paragraph" style:parent-style-name="Standard" style:class="extra"/>
    <style:style style:name="Default_20_Paragraph_20_Font" style:display-name="Default Paragraph Font" style:family="text"/>
    <style:style style:name="Texto_20_nota_20_pie_20_Car" style:display-name="Texto nota pie C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meta:editing-cycles>2</meta:editing-cycles>
    <meta:creation-date>2016-09-22T14:21:00</meta:creation-date>
    <dc:date>2016-09-22T13:06:44.401714005</dc:date>
    <meta:editing-duration>PT1H7M52S</meta:editing-duration>
    <meta:generator>LibreOffice/5.1.4.2$Linux_X86_64 LibreOffice_project/10m0$Build-2</meta:generator>
    <meta:document-statistic meta:table-count="0" meta:image-count="0" meta:object-count="0" meta:page-count="1" meta:paragraph-count="7" meta:word-count="373" meta:character-count="2182" meta:non-whitespace-character-count="18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